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ets</text:p>
          </table:table-cell>
          <table:table-cell office:value-type="string">
            <text:p>Train $R^2$</text:p>
          </table:table-cell>
          <table:table-cell office:value-type="string">
            <text:p>Train RMSE</text:p>
          </table:table-cell>
          <table:table-cell office:value-type="string">
            <text:p>Test $R^2$</text:p>
          </table:table-cell>
          <table:table-cell office:value-type="string">
            <text:p>Test RMS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41">
            <text:p>0,741</text:p>
          </table:table-cell>
          <table:table-cell office:value-type="float" office:value="86.075">
            <text:p>86,075</text:p>
          </table:table-cell>
          <table:table-cell office:value-type="float" office:value="0.129">
            <text:p>0,129</text:p>
          </table:table-cell>
          <table:table-cell office:value-type="float" office:value="169.814">
            <text:p>169,81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68">
            <text:p>0,768</text:p>
          </table:table-cell>
          <table:table-cell office:value-type="float" office:value="85.717">
            <text:p>85,717</text:p>
          </table:table-cell>
          <table:table-cell office:value-type="float" office:value="0.281">
            <text:p>0,281</text:p>
          </table:table-cell>
          <table:table-cell office:value-type="float" office:value="129.19">
            <text:p>129,1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765">
            <text:p>0,765</text:p>
          </table:table-cell>
          <table:table-cell office:value-type="float" office:value="83.096">
            <text:p>83,096</text:p>
          </table:table-cell>
          <table:table-cell office:value-type="float" office:value="0.319">
            <text:p>0,319</text:p>
          </table:table-cell>
          <table:table-cell office:value-type="float" office:value="132.127">
            <text:p>132,12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742">
            <text:p>0,742</text:p>
          </table:table-cell>
          <table:table-cell office:value-type="float" office:value="84.941">
            <text:p>84,941</text:p>
          </table:table-cell>
          <table:table-cell office:value-type="float" office:value="0.372">
            <text:p>0,372</text:p>
          </table:table-cell>
          <table:table-cell office:value-type="float" office:value="138.756">
            <text:p>138,75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45">
            <text:p>0,745</text:p>
          </table:table-cell>
          <table:table-cell office:value-type="float" office:value="80.34">
            <text:p>80,34</text:p>
          </table:table-cell>
          <table:table-cell office:value-type="float" office:value="0.307">
            <text:p>0,307</text:p>
          </table:table-cell>
          <table:table-cell office:value-type="float" office:value="169.438">
            <text:p>169,438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752">
            <text:p>0,752</text:p>
          </table:table-cell>
          <table:table-cell office:value-type="float" office:value="84.034">
            <text:p>84,034</text:p>
          </table:table-cell>
          <table:table-cell office:value-type="float" office:value="0.282">
            <text:p>0,282</text:p>
          </table:table-cell>
          <table:table-cell office:value-type="float" office:value="147.865">
            <text:p>147,8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9">29.12.2022</text:date>, <text:time>12:56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meta:document-statistic meta:table-count="1" meta:cell-count="35" meta:object-count="0"/>
  </office:meta>
</office:document-meta>
</file>